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77af3" officeooo:paragraph-rsid="00077af3"/>
    </style:style>
    <style:style style:name="P2" style:family="paragraph" style:parent-style-name="Standard">
      <style:paragraph-properties>
        <style:tab-stops>
          <style:tab-stop style:position="6.9402in" style:type="right"/>
        </style:tab-stops>
      </style:paragraph-properties>
      <style:text-properties officeooo:rsid="00077af3" officeooo:paragraph-rsid="00077af3"/>
    </style:style>
    <style:style style:name="P3" style:family="paragraph" style:parent-style-name="Standard">
      <style:text-properties officeooo:rsid="0009fcac" officeooo:paragraph-rsid="00077af3"/>
    </style:style>
    <style:style style:name="P4" style:family="paragraph" style:parent-style-name="Standard">
      <style:text-properties officeooo:rsid="0009fcac" officeooo:paragraph-rsid="0009fcac"/>
    </style:style>
    <style:style style:name="P5" style:family="paragraph" style:parent-style-name="Standard">
      <style:paragraph-properties>
        <style:tab-stops>
          <style:tab-stop style:position="0.9957in"/>
          <style:tab-stop style:position="2.0638in"/>
          <style:tab-stop style:position="2.8126in"/>
          <style:tab-stop style:position="3.2874in"/>
          <style:tab-stop style:position="4.3555in"/>
        </style:tab-stops>
      </style:paragraph-properties>
      <style:text-properties officeooo:rsid="0009fcac" officeooo:paragraph-rsid="0009fcac"/>
    </style:style>
    <style:style style:name="P6" style:family="paragraph" style:parent-style-name="Standard" style:list-style-name="L1">
      <style:paragraph-properties>
        <style:tab-stops/>
      </style:paragraph-properties>
      <style:text-properties officeooo:rsid="0009fcac" officeooo:paragraph-rsid="0009fcac"/>
    </style:style>
    <style:style style:name="P7" style:family="paragraph" style:parent-style-name="Standard" style:list-style-name="">
      <style:paragraph-properties>
        <style:tab-stops/>
      </style:paragraph-properties>
      <style:text-properties officeooo:rsid="0009fcac" officeooo:paragraph-rsid="0009fcac"/>
    </style:style>
    <style:style style:name="P8" style:family="paragraph" style:parent-style-name="Standard" style:list-style-name="L1">
      <style:paragraph-properties>
        <style:tab-stops>
          <style:tab-stop style:position="3.9063in"/>
        </style:tab-stops>
      </style:paragraph-properties>
      <style:text-properties officeooo:rsid="0009fcac" officeooo:paragraph-rsid="0009fcac"/>
    </style:style>
    <style:style style:name="P9" style:family="paragraph" style:parent-style-name="Standard" style:list-style-name="L1">
      <style:paragraph-properties>
        <style:tab-stops/>
      </style:paragraph-properties>
      <style:text-properties officeooo:rsid="0009fcac" officeooo:paragraph-rsid="0009fcac"/>
    </style:style>
    <style:style style:name="P10" style:family="paragraph" style:parent-style-name="Standard" style:list-style-name="L1">
      <style:paragraph-properties>
        <style:tab-stops/>
      </style:paragraph-properties>
      <style:text-properties officeooo:rsid="000b9972" officeooo:paragraph-rsid="000b9972"/>
    </style:style>
    <style:style style:name="P11" style:family="paragraph" style:parent-style-name="Standard" style:list-style-name="L1">
      <style:paragraph-properties>
        <style:tab-stops>
          <style:tab-stop style:position="3.9063in"/>
        </style:tab-stops>
      </style:paragraph-properties>
      <style:text-properties officeooo:rsid="000b9972" officeooo:paragraph-rsid="000b9972"/>
    </style:style>
    <style:style style:name="P12" style:family="paragraph" style:parent-style-name="Standard" style:list-style-name="L4">
      <style:paragraph-properties>
        <style:tab-stops>
          <style:tab-stop style:position="3.9063in"/>
        </style:tab-stops>
      </style:paragraph-properties>
      <style:text-properties officeooo:paragraph-rsid="000df6d0"/>
    </style:style>
    <style:style style:name="P13" style:family="paragraph" style:parent-style-name="Standard">
      <style:paragraph-properties>
        <style:tab-stops>
          <style:tab-stop style:position="3.9063in"/>
        </style:tab-stops>
      </style:paragraph-properties>
      <style:text-properties officeooo:rsid="000d657c" officeooo:paragraph-rsid="000d657c"/>
    </style:style>
    <style:style style:name="P14" style:family="paragraph" style:parent-style-name="Standard" style:list-style-name="L2">
      <style:paragraph-properties>
        <style:tab-stops>
          <style:tab-stop style:position="3.9063in"/>
        </style:tab-stops>
      </style:paragraph-properties>
      <style:text-properties officeooo:rsid="000d657c" officeooo:paragraph-rsid="000d657c"/>
    </style:style>
    <style:style style:name="P15" style:family="paragraph" style:parent-style-name="Standard" style:list-style-name="L3">
      <style:paragraph-properties>
        <style:tab-stops>
          <style:tab-stop style:position="3.9063in"/>
        </style:tab-stops>
      </style:paragraph-properties>
      <style:text-properties officeooo:rsid="000d657c" officeooo:paragraph-rsid="000d657c"/>
    </style:style>
    <style:style style:name="P16" style:family="paragraph" style:parent-style-name="Standard">
      <style:paragraph-properties>
        <style:tab-stops>
          <style:tab-stop style:position="3.9063in"/>
        </style:tab-stops>
      </style:paragraph-properties>
      <style:text-properties officeooo:rsid="000d72b6" officeooo:paragraph-rsid="000d72b6"/>
    </style:style>
    <style:style style:name="P17" style:family="paragraph" style:parent-style-name="Standard" style:list-style-name="L5">
      <style:paragraph-properties>
        <style:tab-stops>
          <style:tab-stop style:position="3.9063in"/>
        </style:tab-stops>
      </style:paragraph-properties>
      <style:text-properties officeooo:rsid="000df6d0" officeooo:paragraph-rsid="000df6d0"/>
    </style:style>
    <style:style style:name="P18" style:family="paragraph" style:parent-style-name="Standard" style:list-style-name="L1">
      <style:paragraph-properties fo:break-before="page">
        <style:tab-stops/>
      </style:paragraph-properties>
      <style:text-properties officeooo:rsid="0009fcac" officeooo:paragraph-rsid="0009fcac"/>
    </style:style>
    <style:style style:name="P19" style:family="paragraph" style:parent-style-name="Standard">
      <style:paragraph-properties fo:break-before="page">
        <style:tab-stops>
          <style:tab-stop style:position="3.9063in"/>
        </style:tab-stops>
      </style:paragraph-properties>
      <style:text-properties officeooo:rsid="000d657c" officeooo:paragraph-rsid="000d657c"/>
    </style:style>
    <style:style style:name="T1" style:family="text">
      <style:text-properties officeooo:rsid="000b9972"/>
    </style:style>
    <style:style style:name="T2" style:family="text">
      <style:text-properties fo:font-weight="bold" style:font-weight-asian="bold" style:font-weight-complex="bold"/>
    </style:style>
    <style:style style:name="T3" style:family="text">
      <style:text-properties officeooo:rsid="000df6d0"/>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astLink is a mesh network radio communication scheme deploying inexpensive, low power radio digital transceivers operating in the license free bands. <text:s/>This protocol is the link level protocol layers upon LoRa packet encoding devices, as provided by Semtech. <text:s/>This is NOT LoRa, nor LoRaWAN, but rather a stand-alone protocol for organizing communication among an ad-hoc group of radio transceivers operating on a common frequency or spreading code. <text:s/>It handles multiple radios, so multiple radio networks can interoperate as long as there are sufficient edge-to-edge coupling between networks operating on different channels or spreading sequencies.</text:p>
      <text:p text:style-name="P1"><text:line-break/>This protocol does not (yet) support the limitations applied by non-USA frequency coordination, such as transmitter dwell time, mandatory power limits or hopping sequence requrirements. <text:s/>It is intended at the moment for USA 902-928 bands. <text:s/>Future versions may be aware of these non-USA requirements.</text:p>
      <text:p text:style-name="P1"/>
      <text:p text:style-name="P1">The Semtech radios used for LoRa communication <text:s/>have an internal buffer limitation of 255 bytes per packet. <text:s/>Some devices allow for continuous streaming of data during a transmission to allow longer packets, but this is not supported. <text:s/>For the purpose of LastLink, total packet length is limited to 255 user-supplied bytes (with an additional preamble byte supplied by the radio to convey some control information to the receiver.</text:p>
      <text:p text:style-name="P3"/>
      <text:p text:style-name="P4">Packet Format</text:p>
      <text:p text:style-name="P4"/>
      <text:p text:style-name="P4">The LastLink packet contains 6 fields common to all messages:</text:p>
      <text:p text:style-name="P4"/>
      <text:p text:style-name="P5">DEST<text:tab/>ORIGIN<text:tab/>ROUTETO<text:tab/>SENDER<text:tab/>TTL<text:tab/>PROTOCOL</text:p>
      <text:p text:style-name="P5"/>
      <text:list xml:id="list148234285" text:style-name="L1">
        <text:list-item>
          <text:p text:style-name="P6">DEST</text:p>
          <text:list>
            <text:list-item>
              <text:p text:style-name="P6">Contains the address of the intended recipient. <text:s/>Can be BROADCAST or a specific node.</text:p>
            </text:list-item>
          </text:list>
        </text:list-item>
        <text:list-item>
          <text:p text:style-name="P6">ORIGIN</text:p>
          <text:list>
            <text:list-item>
              <text:p text:style-name="P6">The node address originating the packet.</text:p>
            </text:list-item>
          </text:list>
        </text:list-item>
        <text:list-item>
          <text:p text:style-name="P6">ROUTETO</text:p>
          <text:list>
            <text:list-item>
              <text:p text:style-name="P6">The node address of the radio that is expected to forward the packet or handle the packet, if ROUTETO==DEST. <text:s/>If ROUTETO==BROADCAST, this is a multicast message and is indented for all nodes in the network. <text:s/>This is only used for a few protocol types and if a packet is not one of the types, it is ignored if ROUTETO is BROADCAST.</text:p>
            </text:list-item>
          </text:list>
        </text:list-item>
        <text:list-item>
          <text:p text:style-name="P6">SENDER</text:p>
          <text:list>
            <text:list-item>
              <text:p text:style-name="P6">Always contains the node address of the current transmitter of the <text:s/>packet. <text:s/>It is changed to the address of the node when a packet is sent or retransmitted.</text:p>
            </text:list-item>
          </text:list>
        </text:list-item>
        <text:list-item>
          <text:p text:style-name="P6">TTL</text:p>
          <text:list>
            <text:list-item>
              <text:p text:style-name="P6">This is the Time To Live of a packet (or rather the number of retransmissions allowed before discarding.) <text:s/>When a packet is retransmitted, the TTL field is decremented and if it is then zero, the packet is discarded rather than transmitted. <text:s/>This is primarily to restrict packet storms that could flood the network with never served but always retransmitted packets.</text:p>
            </text:list-item>
          </text:list>
        </text:list-item>
      </text:list>
      <text:p text:style-name="P7"/>
      <text:list xml:id="list155912201164008" text:continue-numbering="true" text:style-name="L1">
        <text:list-item>
          <text:p text:style-name="P18">PROTOCOL</text:p>
          <text:list>
            <text:list-item>
              <text:p text:style-name="P6">A number that defines how the packet is to be processed. <text:s/>Protocols available currently are:</text:p>
              <text:list>
                <text:list-item>
                  <text:p text:style-name="P6">BEACON (0)</text:p>
                  <text:list>
                    <text:list-item>
                      <text:p text:style-name="P6">A local notification (without response) of a node to it’s neighbors. <text:s/>It is always sent with a TTL=1 (and if not 1, it is ignored.) <text:s/>It is never retransmitted under any circumstances.</text:p>
                      <text:p text:style-name="P6"/>
                    </text:list-item>
                  </text:list>
                </text:list-item>
                <text:list-item>
                  <text:p text:style-name="P6">ROUTE ANNOUNCE (1)</text:p>
                  <text:list>
                    <text:list-item>
                      <text:p text:style-name="P6">Used to announce a route requested by a ROUTE REQUEST or to globally announce a route via broadcast.</text:p>
                      <text:p text:style-name="P6"/>
                    </text:list-item>
                  </text:list>
                </text:list-item>
                <text:list-item>
                  <text:p text:style-name="P6">ROUTE REQUEST (2)</text:p>
                  <text:list>
                    <text:list-item>
                      <text:p text:style-name="P6">Used to request a route to a specific node and to establish the chain of intermediate hops to that node within the participating intermediate nodes.</text:p>
                      <text:p text:style-name="P6"/>
                    </text:list-item>
                  </text:list>
                </text:list-item>
                <text:list-item>
                  <text:p text:style-name="P6">SERVICE ANNOUNCE (3)</text:p>
                  <text:list>
                    <text:list-item>
                      <text:p text:style-name="P6">Used to announce a service (DATAGRAM or STREAM) on specific port for a requested name.</text:p>
                      <text:p text:style-name="P6"/>
                    </text:list-item>
                  </text:list>
                </text:list-item>
                <text:list-item>
                  <text:p text:style-name="P6">SERVICE REQUEST (4)</text:p>
                  <text:list>
                    <text:list-item>
                      <text:p text:style-name="P6">Used to requests the node, and port for a service of a particular type (DATAGRAM or STREAM) with a specific name. <text:s/>(Similar to a DNS server, or Mdns.)</text:p>
                      <text:p text:style-name="P6"/>
                    </text:list-item>
                  </text:list>
                </text:list-item>
                <text:list-item>
                  <text:p text:style-name="P10">ROUTE ERROR (5)</text:p>
                  <text:list>
                    <text:list-item>
                      <text:p text:style-name="P10">Sent in response by a node receiving a ROUTETO packet when that node does not have an outbound route to the DEST node.</text:p>
                      <text:p text:style-name="P10"/>
                    </text:list-item>
                  </text:list>
                </text:list-item>
                <text:list-item>
                  <text:p text:style-name="P6">PING (<text:span text:style-name="T1">6</text:span>)</text:p>
                  <text:list>
                    <text:list-item>
                      <text:p text:style-name="P6">Used to gather information about the route to a specific node. <text:s/>DEST node will send a PING RESPONSE in reply.</text:p>
                      <text:p text:style-name="P6"/>
                    </text:list-item>
                  </text:list>
                </text:list-item>
                <text:list-item>
                  <text:p text:style-name="P8">PING REPLY (<text:span text:style-name="T1">7</text:span>)</text:p>
                  <text:list>
                    <text:list-item>
                      <text:p text:style-name="P8">The response to a PING.</text:p>
                      <text:p text:style-name="P11"/>
                    </text:list-item>
                  </text:list>
                </text:list-item>
                <text:list-item>
                  <text:p text:style-name="P8">DATAGRAM (<text:span text:style-name="T1">8</text:span>)</text:p>
                  <text:list>
                    <text:list-item>
                      <text:p text:style-name="P8">A generic service-to-service packet of unnumbered data. <text:s/>Used to exchange blocks of data (limited to a single packet payload) between to services operating within the network. <text:s/>Datagram service is bidirectional.</text:p>
                      <text:p text:style-name="P8"/>
                    </text:list-item>
                  </text:list>
                </text:list-item>
                <text:list-item>
                  <text:p text:style-name="P8">STREAM <text:span text:style-name="T1">(9)</text:span></text:p>
                  <text:list>
                    <text:list-item>
                      <text:p text:style-name="P8">A generic service-to-service stream of sequenced data. <text:s/>Length of data limited by sender and receiver. <text:s/>Streams longer than a packet payload are broken into chunks and sent as individual packets, with reassembly, in correct order at the receiving end. <text:s/>Packets are acknowledged and retransmitted on failure. <text:s/>Streams are bidirectional.</text:p>
                    </text:list-item>
                  </text:list>
                </text:list-item>
              </text:list>
            </text:list-item>
          </text:list>
        </text:list-item>
      </text:list>
      <text:p text:style-name="P19">Message Formats and States</text:p>
      <text:p text:style-name="P13"/>
      <text:p text:style-name="P13"><text:span text:style-name="T2">BEACON</text:span> (0)</text:p>
      <text:p text:style-name="P13"/>
      <text:p text:style-name="P13">A BEACON packet is sent by a node simply to inform it’s neighbors of it’s existance. <text:s/>No useful information other than the node’s name and address are available.</text:p>
      <text:p text:style-name="P13"/>
      <text:p text:style-name="P13"><text:span text:style-name="T2">ROUTE ANNOUNCE</text:span> (1)</text:p>
      <text:p text:style-name="P13"/>
      <text:p text:style-name="P13">The payload of a ROUTE ANNOUNCE contains:</text:p>
      <text:list xml:id="list2819464253" text:style-name="L3">
        <text:list-item>
          <text:p text:style-name="P15">SEQUENCE NUMBER</text:p>
        </text:list-item>
        <text:list-item>
          <text:p text:style-name="P15">METRIC</text:p>
        </text:list-item>
      </text:list>
      <text:p text:style-name="P13"><text:tab/></text:p>
      <text:p text:style-name="P13">A ROUTE ANNOUNCE message is generated for two reasons:</text:p>
      <text:list xml:id="list3608786926" text:style-name="L2">
        <text:list-item>
          <text:p text:style-name="P14">A node receives a ROUTE REQUEST while searching for a route to that node.</text:p>
        </text:list-item>
      </text:list>
      <text:list xml:id="list3605362932" text:style-name="L4">
        <text:list-item>
          <text:list>
            <text:list-header>
              <text:p text:style-name="P12"><text:span text:style-name="T3">The SEQUENCE NUMBER will be the sequence number created by the originating ROUTE REQUEST. <text:s text:c="2"/>The packet DEST is set to the SOURCE of the received ROUTE REQUEST, the ROUTETO is set to the best route in the node’s route table and the ROUTE ANNOUNCE is transmitted. <text:s/>Each node processing the ROUTE ANNOUNCE will record in it’s local route table a route showing the SENDER if the ROUTE ANNOUNCE has a route to the SOURCE, with a metric from the payload. <text:s/>The METRIC is used to determine when a best route has been discovered. <text:s/>Nodes receiving directed ROUTE ANNOUNCE messages will retransmit the message with the ROUTETO set to their best route to the DEST node.</text:span></text:p>
              <text:p text:style-name="P12"/>
            </text:list-header>
          </text:list>
        </text:list-item>
      </text:list>
      <text:list xml:id="list155912333985614" text:continue-list="list3608786926" text:style-name="L2">
        <text:list-item>
          <text:p text:style-name="P14">A node wants to publish it’s existence and establish a route from other nodes to it for future use.</text:p>
        </text:list-item>
      </text:list>
      <text:list xml:id="list4116182415" text:style-name="L5">
        <text:list-item>
          <text:list>
            <text:list-header>
              <text:p text:style-name="P17">A node wishing to publish its existance create a ROUTE ANNOUNCE with DEST = BROADCAST, METRIC = 1 and unique sequence number generated by the node. <text:s/>The SOURCE of the node (as always) will be the address of the originating node.</text:p>
              <text:p text:style-name="P17">The ROUTE ANNOUNCE is broadcast and each receiver of the node exams the SOURCE, SEQUENCE NUMBER and METRIC of the field and updates it’s route table if the route is ‘better’ than any previous route. <text:s/>If a ‘better’ route is found, the METRIC will be increased by 1, the SENDER will be changed to the node’s address, the TTL will be decreased by one and the packet will be retransmitted if the TTL is != 0.</text:p>
            </text:list-header>
          </text:list>
        </text:list-item>
      </text:list>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paragraph-properties>
        <style:tab-stops>
          <style:tab-stop style:position="6.9402in" style:type="right"/>
        </style:tab-stops>
      </style:paragraph-properties>
      <style:text-properties officeooo:rsid="00077af3" officeooo:paragraph-rsid="00077af3"/>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header-footer-properties fo:min-height="0in" fo:margin-top="0.1965in"/>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MP1">LastLink Mesh Network Protocol<text:tab/><text:date style:data-style-name="N37" text:date-value="2020-03-22T15:00:32.110634772" text:fixed="true">03/22/20</text:date></text:p>
      </style:header>
      <style:footer>
        <text:p text:style-name="Footer"><text:tab/><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22T14:59:28.280156741</meta:creation-date>
    <dc:date>2020-03-22T15:59:10.241846870</dc:date>
    <meta:editing-duration>PT26M38S</meta:editing-duration>
    <meta:editing-cycles>5</meta:editing-cycles>
    <meta:generator>LibreOffice/6.0.7.3$Linux_X86_64 LibreOffice_project/00m0$Build-3</meta:generator>
    <meta:document-statistic meta:table-count="0" meta:image-count="0" meta:object-count="0" meta:page-count="3" meta:paragraph-count="64" meta:word-count="1061" meta:character-count="6087" meta:non-whitespace-character-count="5091"/>
  </office:meta>
</office:document-meta>
</file>